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78" table:style-name="ta1">
        <table:shapes>
          <draw:frame draw:z-index="0" draw:style-name="gr1" draw:text-style-name="P1" svg:width="159.99mm" svg:height="89.99mm" svg:x="124.92mm" svg:y="1mm">
            <loext:p draw:notify-on-update-of-ranges="test278.G1:test278.G1 test278.G2:test278.G110 test278.C1:test278.C1 test278.C2:test278.C110 test278.G1:test278.G1 test278.G2:test278.G110 test278.D1:test278.D1 test278.D2:test278.D1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4.5mm" svg:y="94.84mm">
            <loext:p draw:notify-on-update-of-ranges="test278.C1:test278.C1 test278.C2:test278.C110 test278.D1:test278.D1 test278.D2:test278.D110 test278.E1:test278.E1 test278.E2:test278.E110 test278.F1:test278.F1 test278.F2:test278.F110 test278.G1:test278.G1 test278.G2:test278.G1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4.77mm" svg:y="94.84mm">
            <loext:p draw:notify-on-update-of-ranges="test278.G1:test278.G1 test278.G2:test278.G1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4.77mm" svg:y="0.01mm">
            <loext:p draw:notify-on-update-of-ranges="test278.C1:test278.C1 test278.C2:test278.C110 test278.D1:test278.D1 test278.D2:test278.D1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15</text:p>
          </table:table-cell>
          <table:table-cell office:value-type="float" office:value="0.13562" calcext:value-type="float">
            <text:p>0.13562</text:p>
          </table:table-cell>
          <table:table-cell office:value-type="float" office:value="0.000497" calcext:value-type="float">
            <text:p>0.000497</text:p>
          </table:table-cell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16</text:p>
          </table:table-cell>
          <table:table-cell office:value-type="float" office:value="0.012978" calcext:value-type="float">
            <text:p>0.012978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17</text:p>
          </table:table-cell>
          <table:table-cell office:value-type="float" office:value="0.013329" calcext:value-type="float">
            <text:p>0.01332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18</text:p>
          </table:table-cell>
          <table:table-cell office:value-type="float" office:value="0.011769" calcext:value-type="float">
            <text:p>0.01176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19</text:p>
          </table:table-cell>
          <table:table-cell office:value-type="float" office:value="0.014986" calcext:value-type="float">
            <text:p>0.014986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0</text:p>
          </table:table-cell>
          <table:table-cell office:value-type="float" office:value="0.012158" calcext:value-type="float">
            <text:p>0.012158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1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2</text:p>
          </table:table-cell>
          <table:table-cell office:value-type="float" office:value="0.012743" calcext:value-type="float">
            <text:p>0.01274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3</text:p>
          </table:table-cell>
          <table:table-cell office:value-type="float" office:value="0.018279" calcext:value-type="float">
            <text:p>0.018279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4</text:p>
          </table:table-cell>
          <table:table-cell office:value-type="float" office:value="0.012394" calcext:value-type="float">
            <text:p>0.01239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2690" calcext:value-type="float">
            <text:p>26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5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910" calcext:value-type="float">
            <text:p>291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6</text:p>
          </table:table-cell>
          <table:table-cell office:value-type="float" office:value="0.016986" calcext:value-type="float">
            <text:p>0.01698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7</text:p>
          </table:table-cell>
          <table:table-cell office:value-type="float" office:value="0.012041" calcext:value-type="float">
            <text:p>0.01204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203" calcext:value-type="float">
            <text:p>32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8</text:p>
          </table:table-cell>
          <table:table-cell office:value-type="float" office:value="0.014821" calcext:value-type="float">
            <text:p>0.01482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91" calcext:value-type="float">
            <text:p>33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29</text:p>
          </table:table-cell>
          <table:table-cell office:value-type="float" office:value="0.015073" calcext:value-type="float">
            <text:p>0.01507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531" calcext:value-type="float">
            <text:p>35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0</text:p>
          </table:table-cell>
          <table:table-cell office:value-type="float" office:value="0.014314" calcext:value-type="float">
            <text:p>0.014314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1</text:p>
          </table:table-cell>
          <table:table-cell office:value-type="float" office:value="0.011803" calcext:value-type="float">
            <text:p>0.01180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169" calcext:value-type="float">
            <text:p>3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2</text:p>
          </table:table-cell>
          <table:table-cell office:value-type="float" office:value="0.01441" calcext:value-type="float">
            <text:p>0.01441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557" calcext:value-type="float">
            <text:p>35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3</text:p>
          </table:table-cell>
          <table:table-cell office:value-type="float" office:value="0.014357" calcext:value-type="float">
            <text:p>0.01435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4</text:p>
          </table:table-cell>
          <table:table-cell office:value-type="float" office:value="0.014429" calcext:value-type="float">
            <text:p>0.014429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5</text:p>
          </table:table-cell>
          <table:table-cell office:value-type="float" office:value="0.012888" calcext:value-type="float">
            <text:p>0.012888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6</text:p>
          </table:table-cell>
          <table:table-cell office:value-type="float" office:value="0.013202" calcext:value-type="float">
            <text:p>0.013202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233" calcext:value-type="float">
            <text:p>3233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7</text:p>
          </table:table-cell>
          <table:table-cell office:value-type="float" office:value="0.013144" calcext:value-type="float">
            <text:p>0.01314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097" calcext:value-type="float">
            <text:p>309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8</text:p>
          </table:table-cell>
          <table:table-cell office:value-type="float" office:value="0.030881" calcext:value-type="float">
            <text:p>0.03088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767" calcext:value-type="float">
            <text:p>27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39</text:p>
          </table:table-cell>
          <table:table-cell office:value-type="float" office:value="0.014774" calcext:value-type="float">
            <text:p>0.01477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67" calcext:value-type="float">
            <text:p>3167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0</text:p>
          </table:table-cell>
          <table:table-cell office:value-type="float" office:value="0.015216" calcext:value-type="float">
            <text:p>0.015216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156" calcext:value-type="float">
            <text:p>315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1</text:p>
          </table:table-cell>
          <table:table-cell office:value-type="float" office:value="0.012338" calcext:value-type="float">
            <text:p>0.012338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2</text:p>
          </table:table-cell>
          <table:table-cell office:value-type="float" office:value="0.013776" calcext:value-type="float">
            <text:p>0.013776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3</text:p>
          </table:table-cell>
          <table:table-cell office:value-type="float" office:value="0.014282" calcext:value-type="float">
            <text:p>0.01428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42" calcext:value-type="float">
            <text:p>344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4</text:p>
          </table:table-cell>
          <table:table-cell office:value-type="float" office:value="0.012169" calcext:value-type="float">
            <text:p>0.01216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127" calcext:value-type="float">
            <text:p>3127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5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071" calcext:value-type="float">
            <text:p>307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6</text:p>
          </table:table-cell>
          <table:table-cell office:value-type="float" office:value="0.016146" calcext:value-type="float">
            <text:p>0.016146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7</text:p>
          </table:table-cell>
          <table:table-cell office:value-type="float" office:value="0.011022" calcext:value-type="float">
            <text:p>0.011022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98" calcext:value-type="float">
            <text:p>309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8</text:p>
          </table:table-cell>
          <table:table-cell office:value-type="float" office:value="0.016942" calcext:value-type="float">
            <text:p>0.016942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3110" calcext:value-type="float">
            <text:p>3110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49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375" calcext:value-type="float">
            <text:p>337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0</text:p>
          </table:table-cell>
          <table:table-cell office:value-type="float" office:value="0.014623" calcext:value-type="float">
            <text:p>0.01462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22" calcext:value-type="float">
            <text:p>32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1</text:p>
          </table:table-cell>
          <table:table-cell office:value-type="float" office:value="0.012505" calcext:value-type="float">
            <text:p>0.0125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2</text:p>
          </table:table-cell>
          <table:table-cell office:value-type="float" office:value="0.015614" calcext:value-type="float">
            <text:p>0.01561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3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4</text:p>
          </table:table-cell>
          <table:table-cell office:value-type="float" office:value="0.017268" calcext:value-type="float">
            <text:p>0.017268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5</text:p>
          </table:table-cell>
          <table:table-cell office:value-type="float" office:value="0.015089" calcext:value-type="float">
            <text:p>0.015089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096" calcext:value-type="float">
            <text:p>3096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6</text:p>
          </table:table-cell>
          <table:table-cell office:value-type="float" office:value="0.029752" calcext:value-type="float">
            <text:p>0.02975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02" calcext:value-type="float">
            <text:p>3102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7</text:p>
          </table:table-cell>
          <table:table-cell office:value-type="float" office:value="0.034979" calcext:value-type="float">
            <text:p>0.034979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8</text:p>
          </table:table-cell>
          <table:table-cell office:value-type="float" office:value="0.028324" calcext:value-type="float">
            <text:p>0.028324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3:59</text:p>
          </table:table-cell>
          <table:table-cell office:value-type="float" office:value="0.017804" calcext:value-type="float">
            <text:p>0.01780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0</text:p>
          </table:table-cell>
          <table:table-cell office:value-type="float" office:value="0.016314" calcext:value-type="float">
            <text:p>0.016314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404" calcext:value-type="float">
            <text:p>340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1</text:p>
          </table:table-cell>
          <table:table-cell office:value-type="float" office:value="0.019291" calcext:value-type="float">
            <text:p>0.019291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3475" calcext:value-type="float">
            <text:p>347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2</text:p>
          </table:table-cell>
          <table:table-cell office:value-type="float" office:value="0.013743" calcext:value-type="float">
            <text:p>0.013743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3</text:p>
          </table:table-cell>
          <table:table-cell office:value-type="float" office:value="0.025265" calcext:value-type="float">
            <text:p>0.025265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2906" calcext:value-type="float">
            <text:p>290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4</text:p>
          </table:table-cell>
          <table:table-cell office:value-type="float" office:value="0.027024" calcext:value-type="float">
            <text:p>0.027024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07" calcext:value-type="float">
            <text:p>340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5</text:p>
          </table:table-cell>
          <table:table-cell office:value-type="float" office:value="0.018386" calcext:value-type="float">
            <text:p>0.018386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18" calcext:value-type="float">
            <text:p>311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6</text:p>
          </table:table-cell>
          <table:table-cell office:value-type="float" office:value="0.014601" calcext:value-type="float">
            <text:p>0.0146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248" calcext:value-type="float">
            <text:p>324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7</text:p>
          </table:table-cell>
          <table:table-cell office:value-type="float" office:value="0.024455" calcext:value-type="float">
            <text:p>0.02445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325" calcext:value-type="float">
            <text:p>332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8</text:p>
          </table:table-cell>
          <table:table-cell office:value-type="float" office:value="0.022704" calcext:value-type="float">
            <text:p>0.022704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09</text:p>
          </table:table-cell>
          <table:table-cell office:value-type="float" office:value="0.02331" calcext:value-type="float">
            <text:p>0.0233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27" calcext:value-type="float">
            <text:p>302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0</text:p>
          </table:table-cell>
          <table:table-cell office:value-type="float" office:value="0.044654" calcext:value-type="float">
            <text:p>0.044654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1</text:p>
          </table:table-cell>
          <table:table-cell office:value-type="float" office:value="0.030498" calcext:value-type="float">
            <text:p>0.030498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129" calcext:value-type="float">
            <text:p>312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2</text:p>
          </table:table-cell>
          <table:table-cell office:value-type="float" office:value="0.025923" calcext:value-type="float">
            <text:p>0.02592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84" calcext:value-type="float">
            <text:p>308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3</text:p>
          </table:table-cell>
          <table:table-cell office:value-type="float" office:value="0.027009" calcext:value-type="float">
            <text:p>0.027009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4</text:p>
          </table:table-cell>
          <table:table-cell office:value-type="float" office:value="0.017398" calcext:value-type="float">
            <text:p>0.017398</text:p>
          </table:table-cell>
          <table:table-cell office:value-type="float" office:value="0.0001" calcext:value-type="float">
            <text:p>1E-04</text:p>
          </table:table-cell>
          <table:table-cell office:value-type="float" office:value="0" calcext:value-type="float">
            <text:p>0</text:p>
          </table:table-cell>
          <table:table-cell office:value-type="float" office:value="2894" calcext:value-type="float">
            <text:p>2894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5</text:p>
          </table:table-cell>
          <table:table-cell office:value-type="float" office:value="0.02722" calcext:value-type="float">
            <text:p>0.0272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6</text:p>
          </table:table-cell>
          <table:table-cell office:value-type="float" office:value="0.02625" calcext:value-type="float">
            <text:p>0.0262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7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8</text:p>
          </table:table-cell>
          <table:table-cell office:value-type="float" office:value="0.027779" calcext:value-type="float">
            <text:p>0.02777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19</text:p>
          </table:table-cell>
          <table:table-cell office:value-type="float" office:value="0.018958" calcext:value-type="float">
            <text:p>0.01895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0</text:p>
          </table:table-cell>
          <table:table-cell office:value-type="float" office:value="0.022512" calcext:value-type="float">
            <text:p>0.022512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52" calcext:value-type="float">
            <text:p>295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1</text:p>
          </table:table-cell>
          <table:table-cell office:value-type="float" office:value="0.032621" calcext:value-type="float">
            <text:p>0.032621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381" calcext:value-type="float">
            <text:p>338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2</text:p>
          </table:table-cell>
          <table:table-cell office:value-type="float" office:value="0.038671" calcext:value-type="float">
            <text:p>0.03867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144" calcext:value-type="float">
            <text:p>314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3</text:p>
          </table:table-cell>
          <table:table-cell office:value-type="float" office:value="0.032287" calcext:value-type="float">
            <text:p>0.032287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12" calcext:value-type="float">
            <text:p>291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4</text:p>
          </table:table-cell>
          <table:table-cell office:value-type="float" office:value="0.019649" calcext:value-type="float">
            <text:p>0.01964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220" calcext:value-type="float">
            <text:p>322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5</text:p>
          </table:table-cell>
          <table:table-cell office:value-type="float" office:value="0.021642" calcext:value-type="float">
            <text:p>0.021642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6</text:p>
          </table:table-cell>
          <table:table-cell office:value-type="float" office:value="0.020375" calcext:value-type="float">
            <text:p>0.020375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3091" calcext:value-type="float">
            <text:p>309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7</text:p>
          </table:table-cell>
          <table:table-cell office:value-type="float" office:value="0.023169" calcext:value-type="float">
            <text:p>0.02316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112" calcext:value-type="float">
            <text:p>311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8</text:p>
          </table:table-cell>
          <table:table-cell office:value-type="float" office:value="0.022159" calcext:value-type="float">
            <text:p>0.022159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29</text:p>
          </table:table-cell>
          <table:table-cell office:value-type="float" office:value="0.036457" calcext:value-type="float">
            <text:p>0.036457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0</text:p>
          </table:table-cell>
          <table:table-cell office:value-type="float" office:value="0.030181" calcext:value-type="float">
            <text:p>0.030181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1</text:p>
          </table:table-cell>
          <table:table-cell office:value-type="float" office:value="0.021616" calcext:value-type="float">
            <text:p>0.021616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2</text:p>
          </table:table-cell>
          <table:table-cell office:value-type="float" office:value="0.047878" calcext:value-type="float">
            <text:p>0.04787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887" calcext:value-type="float">
            <text:p>288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3</text:p>
          </table:table-cell>
          <table:table-cell office:value-type="float" office:value="0.043055" calcext:value-type="float">
            <text:p>0.043055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4</text:p>
          </table:table-cell>
          <table:table-cell office:value-type="float" office:value="0.044263" calcext:value-type="float">
            <text:p>0.044263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030" calcext:value-type="float">
            <text:p>303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5</text:p>
          </table:table-cell>
          <table:table-cell office:value-type="float" office:value="4.564954" calcext:value-type="float">
            <text:p>4.56495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805" calcext:value-type="float">
            <text:p>2805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6</text:p>
          </table:table-cell>
          <table:table-cell office:value-type="float" office:value="7.428091" calcext:value-type="float">
            <text:p>7.42809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7</text:p>
          </table:table-cell>
          <table:table-cell office:value-type="float" office:value="6.982804" calcext:value-type="float">
            <text:p>6.982804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" calcext:value-type="float">
            <text:p>0</text:p>
          </table:table-cell>
          <table:table-cell office:value-type="float" office:value="2819" calcext:value-type="float">
            <text:p>281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8</text:p>
          </table:table-cell>
          <table:table-cell office:value-type="float" office:value="7.26635" calcext:value-type="float">
            <text:p>7.2663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686" calcext:value-type="float">
            <text:p>2686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39</text:p>
          </table:table-cell>
          <table:table-cell office:value-type="float" office:value="7.198382" calcext:value-type="float">
            <text:p>7.198382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0</text:p>
          </table:table-cell>
          <table:table-cell office:value-type="float" office:value="6.990245" calcext:value-type="float">
            <text:p>6.99024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1</text:p>
          </table:table-cell>
          <table:table-cell office:value-type="float" office:value="7.246293" calcext:value-type="float">
            <text:p>7.246293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2</text:p>
          </table:table-cell>
          <table:table-cell office:value-type="float" office:value="7.141972" calcext:value-type="float">
            <text:p>7.141972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752" calcext:value-type="float">
            <text:p>2752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3</text:p>
          </table:table-cell>
          <table:table-cell office:value-type="float" office:value="7.261066" calcext:value-type="float">
            <text:p>7.261066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4</text:p>
          </table:table-cell>
          <table:table-cell office:value-type="float" office:value="7.08754" calcext:value-type="float">
            <text:p>7.0875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685" calcext:value-type="float">
            <text:p>2685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5</text:p>
          </table:table-cell>
          <table:table-cell office:value-type="float" office:value="7.261778" calcext:value-type="float">
            <text:p>7.26177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606" calcext:value-type="float">
            <text:p>260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6</text:p>
          </table:table-cell>
          <table:table-cell office:value-type="float" office:value="7.052717" calcext:value-type="float">
            <text:p>7.052717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" calcext:value-type="float">
            <text:p>0</text:p>
          </table:table-cell>
          <table:table-cell office:value-type="float" office:value="2615" calcext:value-type="float">
            <text:p>261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7</text:p>
          </table:table-cell>
          <table:table-cell office:value-type="float" office:value="7.143048" calcext:value-type="float">
            <text:p>7.143048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2523" calcext:value-type="float">
            <text:p>2523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8</text:p>
          </table:table-cell>
          <table:table-cell office:value-type="float" office:value="7.463676" calcext:value-type="float">
            <text:p>7.463676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2747" calcext:value-type="float">
            <text:p>2747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49</text:p>
          </table:table-cell>
          <table:table-cell office:value-type="float" office:value="7.053703" calcext:value-type="float">
            <text:p>7.053703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" calcext:value-type="float">
            <text:p>0</text:p>
          </table:table-cell>
          <table:table-cell office:value-type="float" office:value="2871" calcext:value-type="float">
            <text:p>287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0</text:p>
          </table:table-cell>
          <table:table-cell office:value-type="float" office:value="22.607128" calcext:value-type="float">
            <text:p>22.607128</text:p>
          </table:table-cell>
          <table:table-cell office:value-type="float" office:value="0.000335" calcext:value-type="float">
            <text:p>0.000335</text:p>
          </table:table-cell>
          <table:table-cell office:value-type="float" office:value="0" calcext:value-type="float">
            <text:p>0</text:p>
          </table:table-cell>
          <table:table-cell office:value-type="float" office:value="2942" calcext:value-type="float">
            <text:p>2942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1</text:p>
          </table:table-cell>
          <table:table-cell office:value-type="float" office:value="35.482011" calcext:value-type="float">
            <text:p>35.482011</text:p>
          </table:table-cell>
          <table:table-cell office:value-type="float" office:value="0.001492" calcext:value-type="float">
            <text:p>0.001492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2</text:p>
          </table:table-cell>
          <table:table-cell office:value-type="float" office:value="36.137873" calcext:value-type="float">
            <text:p>36.137873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3</text:p>
          </table:table-cell>
          <table:table-cell office:value-type="float" office:value="37.547137" calcext:value-type="float">
            <text:p>37.547137</text:p>
          </table:table-cell>
          <table:table-cell office:value-type="float" office:value="0.000476" calcext:value-type="float">
            <text:p>0.000476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4</text:p>
          </table:table-cell>
          <table:table-cell office:value-type="float" office:value="38.424501" calcext:value-type="float">
            <text:p>38.424501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" calcext:value-type="float">
            <text:p>0</text:p>
          </table:table-cell>
          <table:table-cell office:value-type="float" office:value="3008" calcext:value-type="float">
            <text:p>3008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5</text:p>
          </table:table-cell>
          <table:table-cell office:value-type="float" office:value="37.414933" calcext:value-type="float">
            <text:p>37.41493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" calcext:value-type="float">
            <text:p>0</text:p>
          </table:table-cell>
          <table:table-cell office:value-type="float" office:value="3232" calcext:value-type="float">
            <text:p>323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6</text:p>
          </table:table-cell>
          <table:table-cell office:value-type="float" office:value="38.608462" calcext:value-type="float">
            <text:p>38.60846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7</text:p>
          </table:table-cell>
          <table:table-cell office:value-type="float" office:value="37.968927" calcext:value-type="float">
            <text:p>37.968927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" calcext:value-type="float">
            <text:p>0</text:p>
          </table:table-cell>
          <table:table-cell office:value-type="float" office:value="3012" calcext:value-type="float">
            <text:p>3012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8</text:p>
          </table:table-cell>
          <table:table-cell office:value-type="float" office:value="38.047392" calcext:value-type="float">
            <text:p>38.047392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" calcext:value-type="float">
            <text:p>0</text:p>
          </table:table-cell>
          <table:table-cell office:value-type="float" office:value="3166" calcext:value-type="float">
            <text:p>3166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4:59</text:p>
          </table:table-cell>
          <table:table-cell office:value-type="float" office:value="37.836753" calcext:value-type="float">
            <text:p>37.836753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5:00</text:p>
          </table:table-cell>
          <table:table-cell office:value-type="float" office:value="37.839583" calcext:value-type="float">
            <text:p>37.83958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" calcext:value-type="float">
            <text:p>0</text:p>
          </table:table-cell>
          <table:table-cell office:value-type="float" office:value="3181" calcext:value-type="float">
            <text:p>318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5:01</text:p>
          </table:table-cell>
          <table:table-cell office:value-type="float" office:value="38.076452" calcext:value-type="float">
            <text:p>38.076452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35" calcext:value-type="float">
            <text:p>3035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5:02</text:p>
          </table:table-cell>
          <table:table-cell office:value-type="float" office:value="36.536217" calcext:value-type="float">
            <text:p>36.536217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" calcext:value-type="float">
            <text:p>0</text:p>
          </table:table-cell>
          <table:table-cell office:value-type="float" office:value="2992" calcext:value-type="float">
            <text:p>299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7-11-22</text:p>
          </table:table-cell>
          <table:table-cell office:value-type="string" calcext:value-type="string">
            <text:p>16:35:03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15:20:42.645151679</dc:date>
    <meta:editing-duration>PT3H42M52S</meta:editing-duration>
    <meta:editing-cycles>2</meta:editing-cycles>
    <meta:generator>LibreOffice/5.4.0.3$Linux_X86_64 LibreOffice_project/7556cbc6811c9d992f4064ab9287069087d7f62c</meta:generator>
    <meta:document-statistic meta:table-count="1" meta:cell-count="77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4.001cm" svg:y="4.005cm" style:legend-expansion="high" chart:style-name="ch2"/>
        <chart:plot-area chart:style-name="ch3" table:cell-range-address="test278.G1:test278.G110 test278.C1:test278.D110" chart:data-source-has-labels="row" svg:x="0.32cm" svg:y="0.18cm" svg:width="13.361cm" svg:height="8.64cm">
          <chartooo:coordinate-region svg:x="0.941cm" svg:y="0.353cm" svg:width="12.368cm" svg:height="7.87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8.C2:test278.C110" chart:label-cell-address="test278.C1:test278.C1" chart:class="chart:scatter">
            <chart:domain table:cell-range-address="test278.G2:test278.G110"/>
            <chart:data-point chart:repeated="109"/>
          </chart:series>
          <chart:series chart:style-name="ch8" chart:values-cell-range-address="test278.D2:test278.D110" chart:label-cell-address="test278.D1:test278.D1" chart:class="chart:scatter">
            <chart:data-point chart:repeated="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78.C1:test278.C1</svg:desc>
                </draw:g>
              </table:table-cell>
              <table:table-cell office:value-type="string">
                <text:p>xfertime</text:p>
                <draw:g>
                  <svg:desc>test278.D1:test27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test278.G2:test278.G110</svg:desc>
                </draw:g>
              </table:table-cell>
              <table:table-cell office:value-type="float" office:value="0.13562">
                <text:p>0.13562</text:p>
                <draw:g>
                  <svg:desc>test278.C2:test278.C110</svg:desc>
                </draw:g>
              </table:table-cell>
              <table:table-cell office:value-type="float" office:value="0.000497">
                <text:p>0.000497</text:p>
                <draw:g>
                  <svg:desc>test278.D2:test278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2978">
                <text:p>0.01297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329">
                <text:p>0.01332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14986">
                <text:p>0.01498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0.012158">
                <text:p>0.01215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015177">
                <text:p>0.01517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012743">
                <text:p>0.01274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0.018279">
                <text:p>0.0182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012394">
                <text:p>0.01239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0.011648">
                <text:p>0.01164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  <table:table-cell office:value-type="float" office:value="0.016986">
                <text:p>0.01698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  <table:table-cell office:value-type="float" office:value="0.012041">
                <text:p>0.01204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  <table:table-cell office:value-type="float" office:value="0.014821">
                <text:p>0.01482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  <table:table-cell office:value-type="float" office:value="0.015073">
                <text:p>0.01507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  <table:table-cell office:value-type="float" office:value="0.014314">
                <text:p>0.01431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  <table:table-cell office:value-type="float" office:value="0.011803">
                <text:p>0.0118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  <table:table-cell office:value-type="float" office:value="0.01441">
                <text:p>0.0144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  <table:table-cell office:value-type="float" office:value="0.014357">
                <text:p>0.01435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  <table:table-cell office:value-type="float" office:value="0.014429">
                <text:p>0.01442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">
                <text:p>256</text:p>
              </table:table-cell>
              <table:table-cell office:value-type="float" office:value="0.012888">
                <text:p>0.01288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0.013202">
                <text:p>0.01320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  <table:table-cell office:value-type="float" office:value="0.013144">
                <text:p>0.01314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  <table:table-cell office:value-type="float" office:value="0.030881">
                <text:p>0.03088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0.014774">
                <text:p>0.01477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  <table:table-cell office:value-type="float" office:value="0.015216">
                <text:p>0.01521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  <table:table-cell office:value-type="float" office:value="0.013776">
                <text:p>0.01377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8">
                <text:p>298</text:p>
              </table:table-cell>
              <table:table-cell office:value-type="float" office:value="0.014282">
                <text:p>0.01428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12169">
                <text:p>0.01216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">
                <text:p>346</text:p>
              </table:table-cell>
              <table:table-cell office:value-type="float" office:value="0.013005">
                <text:p>0.01300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  <table:table-cell office:value-type="float" office:value="0.016146">
                <text:p>0.0161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  <table:table-cell office:value-type="float" office:value="0.011022">
                <text:p>0.01102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  <table:table-cell office:value-type="float" office:value="0.016942">
                <text:p>0.01694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  <table:table-cell office:value-type="float" office:value="0.01403">
                <text:p>0.0140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  <table:table-cell office:value-type="float" office:value="0.014623">
                <text:p>0.01462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">
                <text:p>398</text:p>
              </table:table-cell>
              <table:table-cell office:value-type="float" office:value="0.012505">
                <text:p>0.01250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">
                <text:p>400</text:p>
              </table:table-cell>
              <table:table-cell office:value-type="float" office:value="0.015614">
                <text:p>0.01561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0.012542">
                <text:p>0.01254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7268">
                <text:p>0.01726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6">
                <text:p>446</text:p>
              </table:table-cell>
              <table:table-cell office:value-type="float" office:value="0.015089">
                <text:p>0.01508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029752">
                <text:p>0.02975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8">
                <text:p>498</text:p>
              </table:table-cell>
              <table:table-cell office:value-type="float" office:value="0.034979">
                <text:p>0.03497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  <table:table-cell office:value-type="float" office:value="0.028324">
                <text:p>0.02832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  <table:table-cell office:value-type="float" office:value="0.017804">
                <text:p>0.01780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  <table:table-cell office:value-type="float" office:value="0.016314">
                <text:p>0.01631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  <table:table-cell office:value-type="float" office:value="0.019291">
                <text:p>0.019291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  <table:table-cell office:value-type="float" office:value="0.013743">
                <text:p>0.013743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  <table:table-cell office:value-type="float" office:value="0.025265">
                <text:p>0.025265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  <table:table-cell office:value-type="float" office:value="0.027024">
                <text:p>0.02702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7">
                <text:p>557</text:p>
              </table:table-cell>
              <table:table-cell office:value-type="float" office:value="0.018386">
                <text:p>0.01838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  <table:table-cell office:value-type="float" office:value="0.014601">
                <text:p>0.01460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  <table:table-cell office:value-type="float" office:value="0.024455">
                <text:p>0.02445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">
                <text:p>599</text:p>
              </table:table-cell>
              <table:table-cell office:value-type="float" office:value="0.022704">
                <text:p>0.02270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">
                <text:p>599</text:p>
              </table:table-cell>
              <table:table-cell office:value-type="float" office:value="0.02331">
                <text:p>0.0233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  <table:table-cell office:value-type="float" office:value="0.044654">
                <text:p>0.04465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  <table:table-cell office:value-type="float" office:value="0.030498">
                <text:p>0.0304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  <table:table-cell office:value-type="float" office:value="0.025923">
                <text:p>0.0259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  <table:table-cell office:value-type="float" office:value="0.027009">
                <text:p>0.0270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  <table:table-cell office:value-type="float" office:value="0.017398">
                <text:p>0.01739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3">
                <text:p>643</text:p>
              </table:table-cell>
              <table:table-cell office:value-type="float" office:value="0.02722">
                <text:p>0.0272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">
                <text:p>699</text:p>
              </table:table-cell>
              <table:table-cell office:value-type="float" office:value="0.02625">
                <text:p>0.0262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  <table:table-cell office:value-type="float" office:value="0.02845">
                <text:p>0.0284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9">
                <text:p>699</text:p>
              </table:table-cell>
              <table:table-cell office:value-type="float" office:value="0.027779">
                <text:p>0.02777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  <table:table-cell office:value-type="float" office:value="0.018958">
                <text:p>0.01895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  <table:table-cell office:value-type="float" office:value="0.022512">
                <text:p>0.02251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9">
                <text:p>699</text:p>
              </table:table-cell>
              <table:table-cell office:value-type="float" office:value="0.032621">
                <text:p>0.03262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  <table:table-cell office:value-type="float" office:value="0.038671">
                <text:p>0.03867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">
                <text:p>699</text:p>
              </table:table-cell>
              <table:table-cell office:value-type="float" office:value="0.032287">
                <text:p>0.03228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9">
                <text:p>699</text:p>
              </table:table-cell>
              <table:table-cell office:value-type="float" office:value="0.019649">
                <text:p>0.01964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0.021642">
                <text:p>0.021642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9">
                <text:p>799</text:p>
              </table:table-cell>
              <table:table-cell office:value-type="float" office:value="0.020375">
                <text:p>0.020375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  <table:table-cell office:value-type="float" office:value="0.023169">
                <text:p>0.02316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  <table:table-cell office:value-type="float" office:value="0.022159">
                <text:p>0.02215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9">
                <text:p>799</text:p>
              </table:table-cell>
              <table:table-cell office:value-type="float" office:value="0.036457">
                <text:p>0.03645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9">
                <text:p>799</text:p>
              </table:table-cell>
              <table:table-cell office:value-type="float" office:value="0.030181">
                <text:p>0.03018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  <table:table-cell office:value-type="float" office:value="0.021616">
                <text:p>0.02161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  <table:table-cell office:value-type="float" office:value="0.047878">
                <text:p>0.04787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">
                <text:p>799</text:p>
              </table:table-cell>
              <table:table-cell office:value-type="float" office:value="0.043055">
                <text:p>0.04305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  <table:table-cell office:value-type="float" office:value="0.044263">
                <text:p>0.04426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">
                <text:p>843</text:p>
              </table:table-cell>
              <table:table-cell office:value-type="float" office:value="4.564954">
                <text:p>4.56495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  <table:table-cell office:value-type="float" office:value="7.428091">
                <text:p>7.42809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  <table:table-cell office:value-type="float" office:value="6.982804">
                <text:p>6.982804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5">
                <text:p>885</text:p>
              </table:table-cell>
              <table:table-cell office:value-type="float" office:value="7.26635">
                <text:p>7.2663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3">
                <text:p>913</text:p>
              </table:table-cell>
              <table:table-cell office:value-type="float" office:value="7.198382">
                <text:p>7.198382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0">
                <text:p>890</text:p>
              </table:table-cell>
              <table:table-cell office:value-type="float" office:value="6.990245">
                <text:p>6.99024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8">
                <text:p>908</text:p>
              </table:table-cell>
              <table:table-cell office:value-type="float" office:value="7.246293">
                <text:p>7.24629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9">
                <text:p>899</text:p>
              </table:table-cell>
              <table:table-cell office:value-type="float" office:value="7.141972">
                <text:p>7.14197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9">
                <text:p>899</text:p>
              </table:table-cell>
              <table:table-cell office:value-type="float" office:value="7.261066">
                <text:p>7.26106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">
                <text:p>899</text:p>
              </table:table-cell>
              <table:table-cell office:value-type="float" office:value="7.08754">
                <text:p>7.0875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8">
                <text:p>948</text:p>
              </table:table-cell>
              <table:table-cell office:value-type="float" office:value="7.261778">
                <text:p>7.26177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9">
                <text:p>999</text:p>
              </table:table-cell>
              <table:table-cell office:value-type="float" office:value="7.052717">
                <text:p>7.052717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9">
                <text:p>999</text:p>
              </table:table-cell>
              <table:table-cell office:value-type="float" office:value="7.143048">
                <text:p>7.14304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">
                <text:p>999</text:p>
              </table:table-cell>
              <table:table-cell office:value-type="float" office:value="7.463676">
                <text:p>7.46367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9">
                <text:p>999</text:p>
              </table:table-cell>
              <table:table-cell office:value-type="float" office:value="7.053703">
                <text:p>7.053703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6">
                <text:p>916</text:p>
              </table:table-cell>
              <table:table-cell office:value-type="float" office:value="22.607128">
                <text:p>22.607128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5">
                <text:p>855</text:p>
              </table:table-cell>
              <table:table-cell office:value-type="float" office:value="35.482011">
                <text:p>35.482011</text:p>
              </table:table-cell>
              <table:table-cell office:value-type="float" office:value="0.001492">
                <text:p>0.001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6">
                <text:p>746</text:p>
              </table:table-cell>
              <table:table-cell office:value-type="float" office:value="36.137873">
                <text:p>36.137873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0">
                <text:p>740</text:p>
              </table:table-cell>
              <table:table-cell office:value-type="float" office:value="37.547137">
                <text:p>37.547137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5">
                <text:p>605</text:p>
              </table:table-cell>
              <table:table-cell office:value-type="float" office:value="38.424501">
                <text:p>38.424501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0">
                <text:p>560</text:p>
              </table:table-cell>
              <table:table-cell office:value-type="float" office:value="37.414933">
                <text:p>37.414933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7">
                <text:p>627</text:p>
              </table:table-cell>
              <table:table-cell office:value-type="float" office:value="38.608462">
                <text:p>38.608462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5">
                <text:p>645</text:p>
              </table:table-cell>
              <table:table-cell office:value-type="float" office:value="37.968927">
                <text:p>37.968927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4">
                <text:p>774</text:p>
              </table:table-cell>
              <table:table-cell office:value-type="float" office:value="38.047392">
                <text:p>38.047392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9">
                <text:p>819</text:p>
              </table:table-cell>
              <table:table-cell office:value-type="float" office:value="37.836753">
                <text:p>37.836753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3">
                <text:p>803</text:p>
              </table:table-cell>
              <table:table-cell office:value-type="float" office:value="37.839583">
                <text:p>37.839583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4">
                <text:p>904</text:p>
              </table:table-cell>
              <table:table-cell office:value-type="float" office:value="38.076452">
                <text:p>38.0764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">
                <text:p>454</text:p>
              </table:table-cell>
              <table:table-cell office:value-type="float" office:value="36.536217">
                <text:p>36.536217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78.C1:test278.G110" chart:data-source-has-labels="row" svg:x="0.32cm" svg:y="0.18cm" svg:width="12.726cm" svg:height="8.64cm">
          <chartooo:coordinate-region svg:x="1.312cm" svg:y="0.301cm" svg:width="11.734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8.C2:test278.C110" chart:label-cell-address="test278.C1:test278.C1" chart:class="chart:bar">
            <chart:data-point chart:repeated="109"/>
          </chart:series>
          <chart:series chart:style-name="ch8" chart:values-cell-range-address="test278.D2:test278.D110" chart:label-cell-address="test278.D1:test278.D1" chart:class="chart:bar">
            <chart:data-point chart:repeated="109"/>
          </chart:series>
          <chart:series chart:style-name="ch9" chart:values-cell-range-address="test278.E2:test278.E110" chart:label-cell-address="test278.E1:test278.E1" chart:class="chart:bar">
            <chart:data-point chart:repeated="109"/>
          </chart:series>
          <chart:series chart:style-name="ch10" chart:values-cell-range-address="test278.F2:test278.F110" chart:label-cell-address="test278.F1:test278.F1" chart:class="chart:bar">
            <chart:data-point chart:repeated="109"/>
          </chart:series>
          <chart:series chart:style-name="ch11" chart:values-cell-range-address="test278.G2:test278.G110" chart:label-cell-address="test278.G1:test278.G1" chart:class="chart:bar">
            <chart:data-point chart:repeated="10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8.C1:test278.C1</svg:desc>
                </draw:g>
              </table:table-cell>
              <table:table-cell office:value-type="string">
                <text:p>xfertime</text:p>
                <draw:g>
                  <svg:desc>test278.D1:test278.D1</svg:desc>
                </draw:g>
              </table:table-cell>
              <table:table-cell office:value-type="string">
                <text:p>thinktime</text:p>
                <draw:g>
                  <svg:desc>test278.E1:test278.E1</svg:desc>
                </draw:g>
              </table:table-cell>
              <table:table-cell office:value-type="string">
                <text:p>bytes</text:p>
                <draw:g>
                  <svg:desc>test278.F1:test278.F1</svg:desc>
                </draw:g>
              </table:table-cell>
              <table:table-cell office:value-type="string">
                <text:p>transactions</text:p>
                <draw:g>
                  <svg:desc>test278.G1:test27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62">
                <text:p>0.13562</text:p>
                <draw:g>
                  <svg:desc>test278.C2:test278.C110</svg:desc>
                </draw:g>
              </table:table-cell>
              <table:table-cell office:value-type="float" office:value="0.000497">
                <text:p>0.000497</text:p>
                <draw:g>
                  <svg:desc>test278.D2:test278.D110</svg:desc>
                </draw:g>
              </table:table-cell>
              <table:table-cell office:value-type="float" office:value="0">
                <text:p>0</text:p>
                <draw:g>
                  <svg:desc>test278.E2:test278.E110</svg:desc>
                </draw:g>
              </table:table-cell>
              <table:table-cell office:value-type="float" office:value="4720">
                <text:p>4720</text:p>
                <draw:g>
                  <svg:desc>test278.F2:test278.F110</svg:desc>
                </draw:g>
              </table:table-cell>
              <table:table-cell office:value-type="float" office:value="48">
                <text:p>48</text:p>
                <draw:g>
                  <svg:desc>test278.G2:test278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978">
                <text:p>0.012978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2545">
                <text:p>25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329">
                <text:p>0.01332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607">
                <text:p>26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986">
                <text:p>0.014986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334">
                <text:p>33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58">
                <text:p>0.012158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177">
                <text:p>0.015177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2950">
                <text:p>2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743">
                <text:p>0.01274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803">
                <text:p>28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279">
                <text:p>0.018279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681">
                <text:p>26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94">
                <text:p>0.012394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2690">
                <text:p>26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648">
                <text:p>0.01164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910">
                <text:p>29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986">
                <text:p>0.016986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448">
                <text:p>34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41">
                <text:p>0.012041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203">
                <text:p>32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821">
                <text:p>0.014821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391">
                <text:p>33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073">
                <text:p>0.015073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531">
                <text:p>35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314">
                <text:p>0.014314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03">
                <text:p>0.011803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41">
                <text:p>0.01441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557">
                <text:p>35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357">
                <text:p>0.014357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926">
                <text:p>29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429">
                <text:p>0.014429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600">
                <text:p>36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888">
                <text:p>0.012888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202">
                <text:p>0.013202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  <table:table-cell office:value-type="float" office:value="3233">
                <text:p>323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144">
                <text:p>0.01314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097">
                <text:p>309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881">
                <text:p>0.030881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767">
                <text:p>27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774">
                <text:p>0.014774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167">
                <text:p>316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216">
                <text:p>0.015216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  <table:table-cell office:value-type="float" office:value="3156">
                <text:p>315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3034">
                <text:p>303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776">
                <text:p>0.013776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282">
                <text:p>0.014282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42">
                <text:p>344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169">
                <text:p>0.012169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127">
                <text:p>31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005">
                <text:p>0.013005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146">
                <text:p>0.016146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022">
                <text:p>0.011022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3098">
                <text:p>309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942">
                <text:p>0.016942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  <table:table-cell office:value-type="float" office:value="3110">
                <text:p>311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03">
                <text:p>0.01403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3375">
                <text:p>337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623">
                <text:p>0.014623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222">
                <text:p>322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505">
                <text:p>0.012505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614">
                <text:p>0.01561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920">
                <text:p>29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542">
                <text:p>0.012542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188">
                <text:p>318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268">
                <text:p>0.017268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3295">
                <text:p>329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089">
                <text:p>0.015089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096">
                <text:p>309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752">
                <text:p>0.029752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102">
                <text:p>310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979">
                <text:p>0.034979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  <table:table-cell office:value-type="float" office:value="3129">
                <text:p>312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324">
                <text:p>0.028324</text:p>
              </table:table-cell>
              <table:table-cell office:value-type="float" office:value="0.000094">
                <text:p>0.000094</text:p>
              </table:table-cell>
              <table:table-cell office:value-type="float" office:value="0">
                <text:p>0</text:p>
              </table:table-cell>
              <table:table-cell office:value-type="float" office:value="2926">
                <text:p>292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804">
                <text:p>0.017804</text:p>
              </table:table-cell>
              <table:table-cell office:value-type="float" office:value="0.000103">
                <text:p>0.000103</text:p>
              </table:table-cell>
              <table:table-cell office:value-type="float" office:value="0">
                <text:p>0</text:p>
              </table:table-cell>
              <table:table-cell office:value-type="float" office:value="2666">
                <text:p>266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314">
                <text:p>0.016314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404">
                <text:p>34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291">
                <text:p>0.019291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  <table:table-cell office:value-type="float" office:value="3475">
                <text:p>347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3743">
                <text:p>0.013743</text:p>
              </table:table-cell>
              <table:table-cell office:value-type="float" office:value="0.000095">
                <text:p>0.000095</text:p>
              </table:table-cell>
              <table:table-cell office:value-type="float" office:value="0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265">
                <text:p>0.025265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2906">
                <text:p>290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024">
                <text:p>0.027024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407">
                <text:p>340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386">
                <text:p>0.018386</text:p>
              </table:table-cell>
              <table:table-cell office:value-type="float" office:value="0.000116">
                <text:p>0.000116</text:p>
              </table:table-cell>
              <table:table-cell office:value-type="float" office:value="0">
                <text:p>0</text:p>
              </table:table-cell>
              <table:table-cell office:value-type="float" office:value="3118">
                <text:p>311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601">
                <text:p>0.014601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248">
                <text:p>324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455">
                <text:p>0.02445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325">
                <text:p>332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2704">
                <text:p>0.022704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32">
                <text:p>303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331">
                <text:p>0.0233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027">
                <text:p>302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4654">
                <text:p>0.044654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255">
                <text:p>32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498">
                <text:p>0.030498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129">
                <text:p>312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923">
                <text:p>0.025923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7009">
                <text:p>0.027009</text:p>
              </table:table-cell>
              <table:table-cell office:value-type="float" office:value="0.000106">
                <text:p>0.000106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398">
                <text:p>0.017398</text:p>
              </table:table-cell>
              <table:table-cell office:value-type="float" office:value="0.0001">
                <text:p>0.0001</text:p>
              </table:table-cell>
              <table:table-cell office:value-type="float" office:value="0">
                <text:p>0</text:p>
              </table:table-cell>
              <table:table-cell office:value-type="float" office:value="2894">
                <text:p>289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722">
                <text:p>0.02722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2912">
                <text:p>291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25">
                <text:p>0.02625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100">
                <text:p>310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45">
                <text:p>0.02845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779">
                <text:p>0.027779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958">
                <text:p>0.018958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2512">
                <text:p>0.022512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2952">
                <text:p>295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2621">
                <text:p>0.032621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381">
                <text:p>338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8671">
                <text:p>0.038671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3144">
                <text:p>314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287">
                <text:p>0.032287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12">
                <text:p>291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649">
                <text:p>0.019649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3220">
                <text:p>322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1642">
                <text:p>0.021642</text:p>
              </table:table-cell>
              <table:table-cell office:value-type="float" office:value="0.000175">
                <text:p>0.000175</text:p>
              </table:table-cell>
              <table:table-cell office:value-type="float" office:value="0">
                <text:p>0</text:p>
              </table:table-cell>
              <table:table-cell office:value-type="float" office:value="3004">
                <text:p>3004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375">
                <text:p>0.020375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3091">
                <text:p>309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169">
                <text:p>0.023169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3112">
                <text:p>311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159">
                <text:p>0.022159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457">
                <text:p>0.036457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2941">
                <text:p>294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181">
                <text:p>0.030181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616">
                <text:p>0.021616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033">
                <text:p>303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878">
                <text:p>0.047878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887">
                <text:p>288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055">
                <text:p>0.043055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263">
                <text:p>0.044263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030">
                <text:p>303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4954">
                <text:p>4.56495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805">
                <text:p>280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28091">
                <text:p>7.428091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607">
                <text:p>260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2804">
                <text:p>6.982804</text:p>
              </table:table-cell>
              <table:table-cell office:value-type="float" office:value="0.000335">
                <text:p>0.000335</text:p>
              </table:table-cell>
              <table:table-cell office:value-type="float" office:value="0">
                <text:p>0</text:p>
              </table:table-cell>
              <table:table-cell office:value-type="float" office:value="2819">
                <text:p>281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6635">
                <text:p>7.26635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686">
                <text:p>2686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98382">
                <text:p>7.198382</text:p>
              </table:table-cell>
              <table:table-cell office:value-type="float" office:value="0.000158">
                <text:p>0.000158</text:p>
              </table:table-cell>
              <table:table-cell office:value-type="float" office:value="0">
                <text:p>0</text:p>
              </table:table-cell>
              <table:table-cell office:value-type="float" office:value="2747">
                <text:p>27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90245">
                <text:p>6.990245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579">
                <text:p>2579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6293">
                <text:p>7.246293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2849">
                <text:p>2849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41972">
                <text:p>7.141972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752">
                <text:p>275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61066">
                <text:p>7.261066</text:p>
              </table:table-cell>
              <table:table-cell office:value-type="float" office:value="0.000192">
                <text:p>0.000192</text:p>
              </table:table-cell>
              <table:table-cell office:value-type="float" office:value="0">
                <text:p>0</text:p>
              </table:table-cell>
              <table:table-cell office:value-type="float" office:value="2486">
                <text:p>2486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8754">
                <text:p>7.08754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685">
                <text:p>268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61778">
                <text:p>7.2617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06">
                <text:p>260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052717">
                <text:p>7.052717</text:p>
              </table:table-cell>
              <table:table-cell office:value-type="float" office:value="0.000211">
                <text:p>0.000211</text:p>
              </table:table-cell>
              <table:table-cell office:value-type="float" office:value="0">
                <text:p>0</text:p>
              </table:table-cell>
              <table:table-cell office:value-type="float" office:value="2615">
                <text:p>261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43048">
                <text:p>7.143048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2523">
                <text:p>252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63676">
                <text:p>7.463676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2747">
                <text:p>2747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53703">
                <text:p>7.053703</text:p>
              </table:table-cell>
              <table:table-cell office:value-type="float" office:value="0.000189">
                <text:p>0.000189</text:p>
              </table:table-cell>
              <table:table-cell office:value-type="float" office:value="0">
                <text:p>0</text:p>
              </table:table-cell>
              <table:table-cell office:value-type="float" office:value="2871">
                <text:p>287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607128">
                <text:p>22.607128</text:p>
              </table:table-cell>
              <table:table-cell office:value-type="float" office:value="0.000335">
                <text:p>0.000335</text:p>
              </table:table-cell>
              <table:table-cell office:value-type="float" office:value="0">
                <text:p>0</text:p>
              </table:table-cell>
              <table:table-cell office:value-type="float" office:value="2942">
                <text:p>294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482011">
                <text:p>35.482011</text:p>
              </table:table-cell>
              <table:table-cell office:value-type="float" office:value="0.001492">
                <text:p>0.001492</text:p>
              </table:table-cell>
              <table:table-cell office:value-type="float" office:value="0">
                <text:p>0</text:p>
              </table:table-cell>
              <table:table-cell office:value-type="float" office:value="2897">
                <text:p>289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37873">
                <text:p>36.137873</text:p>
              </table:table-cell>
              <table:table-cell office:value-type="float" office:value="0.000322">
                <text:p>0.000322</text:p>
              </table:table-cell>
              <table:table-cell office:value-type="float" office:value="0">
                <text:p>0</text:p>
              </table:table-cell>
              <table:table-cell office:value-type="float" office:value="2926">
                <text:p>2926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547137">
                <text:p>37.547137</text:p>
              </table:table-cell>
              <table:table-cell office:value-type="float" office:value="0.000476">
                <text:p>0.000476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424501">
                <text:p>38.424501</text:p>
              </table:table-cell>
              <table:table-cell office:value-type="float" office:value="0.000421">
                <text:p>0.000421</text:p>
              </table:table-cell>
              <table:table-cell office:value-type="float" office:value="0">
                <text:p>0</text:p>
              </table:table-cell>
              <table:table-cell office:value-type="float" office:value="3008">
                <text:p>3008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414933">
                <text:p>37.414933</text:p>
              </table:table-cell>
              <table:table-cell office:value-type="float" office:value="0.000673">
                <text:p>0.000673</text:p>
              </table:table-cell>
              <table:table-cell office:value-type="float" office:value="0">
                <text:p>0</text:p>
              </table:table-cell>
              <table:table-cell office:value-type="float" office:value="3232">
                <text:p>323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608462">
                <text:p>38.608462</text:p>
              </table:table-cell>
              <table:table-cell office:value-type="float" office:value="0.001127">
                <text:p>0.001127</text:p>
              </table:table-cell>
              <table:table-cell office:value-type="float" office:value="0">
                <text:p>0</text:p>
              </table:table-cell>
              <table:table-cell office:value-type="float" office:value="2895">
                <text:p>2895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.968927">
                <text:p>37.968927</text:p>
              </table:table-cell>
              <table:table-cell office:value-type="float" office:value="0.000292">
                <text:p>0.000292</text:p>
              </table:table-cell>
              <table:table-cell office:value-type="float" office:value="0">
                <text:p>0</text:p>
              </table:table-cell>
              <table:table-cell office:value-type="float" office:value="3012">
                <text:p>3012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.047392">
                <text:p>38.047392</text:p>
              </table:table-cell>
              <table:table-cell office:value-type="float" office:value="0.000872">
                <text:p>0.000872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836753">
                <text:p>37.836753</text:p>
              </table:table-cell>
              <table:table-cell office:value-type="float" office:value="0.000198">
                <text:p>0.000198</text:p>
              </table:table-cell>
              <table:table-cell office:value-type="float" office:value="0">
                <text:p>0</text:p>
              </table:table-cell>
              <table:table-cell office:value-type="float" office:value="3000">
                <text:p>300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.839583">
                <text:p>37.839583</text:p>
              </table:table-cell>
              <table:table-cell office:value-type="float" office:value="0.000671">
                <text:p>0.000671</text:p>
              </table:table-cell>
              <table:table-cell office:value-type="float" office:value="0">
                <text:p>0</text:p>
              </table:table-cell>
              <table:table-cell office:value-type="float" office:value="3181">
                <text:p>318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076452">
                <text:p>38.076452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35">
                <text:p>303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536217">
                <text:p>36.536217</text:p>
              </table:table-cell>
              <table:table-cell office:value-type="float" office:value="0.000512">
                <text:p>0.000512</text:p>
              </table:table-cell>
              <table:table-cell office:value-type="float" office:value="0">
                <text:p>0</text:p>
              </table:table-cell>
              <table:table-cell office:value-type="float" office:value="2992">
                <text:p>299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27cm" style:legend-expansion="high" chart:style-name="ch2"/>
        <chart:plot-area chart:style-name="ch3" table:cell-range-address="test278.G1:test278.G110" chart:data-source-has-labels="row" svg:x="0.32cm" svg:y="0.18cm" svg:width="12.726cm" svg:height="8.64cm">
          <chartooo:coordinate-region svg:x="1.312cm" svg:y="0.302cm" svg:width="11.734cm" svg:height="7.5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8.G2:test278.G110" chart:label-cell-address="test278.G1:test278.G1" chart:class="chart:bar">
            <chart:data-point chart:repeated="10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78.G1:test278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test278.G2:test278.G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78.C1:test278.D110" chart:data-source-has-labels="row" svg:x="0.32cm" svg:y="0.18cm" svg:width="13.361cm" svg:height="8.64cm">
          <chartooo:coordinate-region svg:x="0.941cm" svg:y="0.301cm" svg:width="12.74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78.C2:test278.C110" chart:label-cell-address="test278.C1:test278.C1" chart:class="chart:bar">
            <chart:data-point chart:repeated="109"/>
          </chart:series>
          <chart:series chart:style-name="ch8" chart:values-cell-range-address="test278.D2:test278.D110" chart:label-cell-address="test278.D1:test278.D1" chart:class="chart:bar">
            <chart:data-point chart:repeated="1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78.C1:test278.C1</svg:desc>
                </draw:g>
              </table:table-cell>
              <table:table-cell office:value-type="string">
                <text:p>xfertime</text:p>
                <draw:g>
                  <svg:desc>test278.D1:test278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562">
                <text:p>0.13562</text:p>
                <draw:g>
                  <svg:desc>test278.C2:test278.C110</svg:desc>
                </draw:g>
              </table:table-cell>
              <table:table-cell office:value-type="float" office:value="0.000497">
                <text:p>0.000497</text:p>
                <draw:g>
                  <svg:desc>test278.D2:test278.D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978">
                <text:p>0.012978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3329">
                <text:p>0.01332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769">
                <text:p>0.01176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4986">
                <text:p>0.014986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158">
                <text:p>0.012158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177">
                <text:p>0.01517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743">
                <text:p>0.01274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8279">
                <text:p>0.018279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394">
                <text:p>0.012394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648">
                <text:p>0.01164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986">
                <text:p>0.016986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41">
                <text:p>0.01204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821">
                <text:p>0.01482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073">
                <text:p>0.015073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4314">
                <text:p>0.014314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803">
                <text:p>0.01180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441">
                <text:p>0.01441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357">
                <text:p>0.014357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4429">
                <text:p>0.014429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2888">
                <text:p>0.012888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3202">
                <text:p>0.013202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3144">
                <text:p>0.01314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0881">
                <text:p>0.03088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4774">
                <text:p>0.014774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5216">
                <text:p>0.015216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2338">
                <text:p>0.01233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3776">
                <text:p>0.013776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282">
                <text:p>0.014282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2169">
                <text:p>0.01216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3005">
                <text:p>0.013005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6146">
                <text:p>0.016146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1022">
                <text:p>0.011022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6942">
                <text:p>0.016942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403">
                <text:p>0.0140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4623">
                <text:p>0.01462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2505">
                <text:p>0.01250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5614">
                <text:p>0.01561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12542">
                <text:p>0.01254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268">
                <text:p>0.017268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5089">
                <text:p>0.01508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9752">
                <text:p>0.02975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4979">
                <text:p>0.034979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8324">
                <text:p>0.028324</text:p>
              </table:table-cell>
              <table:table-cell office:value-type="float" office:value="0.000094">
                <text:p>0.0000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7804">
                <text:p>0.017804</text:p>
              </table:table-cell>
              <table:table-cell office:value-type="float" office:value="0.000103">
                <text:p>0.0001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6314">
                <text:p>0.016314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9291">
                <text:p>0.019291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3743">
                <text:p>0.013743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5265">
                <text:p>0.025265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7024">
                <text:p>0.027024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8386">
                <text:p>0.018386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4601">
                <text:p>0.01460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24455">
                <text:p>0.02445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2704">
                <text:p>0.022704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2331">
                <text:p>0.0233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4654">
                <text:p>0.044654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0498">
                <text:p>0.030498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25923">
                <text:p>0.02592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27009">
                <text:p>0.027009</text:p>
              </table:table-cell>
              <table:table-cell office:value-type="float" office:value="0.000106">
                <text:p>0.0001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7398">
                <text:p>0.01739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722">
                <text:p>0.0272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2625">
                <text:p>0.02625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2845">
                <text:p>0.02845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7779">
                <text:p>0.027779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18958">
                <text:p>0.018958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2512">
                <text:p>0.022512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2621">
                <text:p>0.032621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8671">
                <text:p>0.03867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2287">
                <text:p>0.03228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9649">
                <text:p>0.01964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1642">
                <text:p>0.021642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375">
                <text:p>0.020375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3169">
                <text:p>0.023169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22159">
                <text:p>0.022159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457">
                <text:p>0.036457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0181">
                <text:p>0.030181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21616">
                <text:p>0.021616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7878">
                <text:p>0.04787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3055">
                <text:p>0.043055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263">
                <text:p>0.044263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564954">
                <text:p>4.56495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428091">
                <text:p>7.428091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2804">
                <text:p>6.982804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26635">
                <text:p>7.2663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198382">
                <text:p>7.198382</text:p>
              </table:table-cell>
              <table:table-cell office:value-type="float" office:value="0.000158">
                <text:p>0.000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90245">
                <text:p>6.99024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6293">
                <text:p>7.246293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41972">
                <text:p>7.141972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61066">
                <text:p>7.261066</text:p>
              </table:table-cell>
              <table:table-cell office:value-type="float" office:value="0.000192">
                <text:p>0.000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08754">
                <text:p>7.08754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61778">
                <text:p>7.26177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052717">
                <text:p>7.052717</text:p>
              </table:table-cell>
              <table:table-cell office:value-type="float" office:value="0.000211">
                <text:p>0.0002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143048">
                <text:p>7.143048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463676">
                <text:p>7.46367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53703">
                <text:p>7.053703</text:p>
              </table:table-cell>
              <table:table-cell office:value-type="float" office:value="0.000189">
                <text:p>0.000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.607128">
                <text:p>22.607128</text:p>
              </table:table-cell>
              <table:table-cell office:value-type="float" office:value="0.000335">
                <text:p>0.0003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.482011">
                <text:p>35.482011</text:p>
              </table:table-cell>
              <table:table-cell office:value-type="float" office:value="0.001492">
                <text:p>0.001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.137873">
                <text:p>36.137873</text:p>
              </table:table-cell>
              <table:table-cell office:value-type="float" office:value="0.000322">
                <text:p>0.0003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547137">
                <text:p>37.547137</text:p>
              </table:table-cell>
              <table:table-cell office:value-type="float" office:value="0.000476">
                <text:p>0.0004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.424501">
                <text:p>38.424501</text:p>
              </table:table-cell>
              <table:table-cell office:value-type="float" office:value="0.000421">
                <text:p>0.000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7.414933">
                <text:p>37.414933</text:p>
              </table:table-cell>
              <table:table-cell office:value-type="float" office:value="0.000673">
                <text:p>0.0006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8.608462">
                <text:p>38.608462</text:p>
              </table:table-cell>
              <table:table-cell office:value-type="float" office:value="0.001127">
                <text:p>0.0011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.968927">
                <text:p>37.968927</text:p>
              </table:table-cell>
              <table:table-cell office:value-type="float" office:value="0.000292">
                <text:p>0.000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.047392">
                <text:p>38.047392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.836753">
                <text:p>37.836753</text:p>
              </table:table-cell>
              <table:table-cell office:value-type="float" office:value="0.000198">
                <text:p>0.0001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.839583">
                <text:p>37.839583</text:p>
              </table:table-cell>
              <table:table-cell office:value-type="float" office:value="0.000671">
                <text:p>0.0006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8.076452">
                <text:p>38.076452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536217">
                <text:p>36.536217</text:p>
              </table:table-cell>
              <table:table-cell office:value-type="float" office:value="0.000512">
                <text:p>0.0005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